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6091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7193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2.9189in"/>
    </style:style>
    <style:style style:name="co11" style:family="table-column">
      <style:table-column-properties fo:break-before="auto" style:column-width="2.8965in"/>
    </style:style>
    <style:style style:name="co12" style:family="table-column">
      <style:table-column-properties fo:break-before="auto" style:column-width="1.72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673in"/>
    </style:style>
    <style:style style:name="co15" style:family="table-column">
      <style:table-column-properties fo:break-before="auto" style:column-width="1.1728in"/>
    </style:style>
    <style:style style:name="co16" style:family="table-column">
      <style:table-column-properties fo:break-before="auto" style:column-width="1.272in"/>
    </style:style>
    <style:style style:name="co17" style:family="table-column">
      <style:table-column-properties fo:break-before="auto" style:column-width="0.9465in"/>
    </style:style>
    <style:style style:name="co18" style:family="table-column">
      <style:table-column-properties fo:break-before="auto" style:column-width="1.7846in"/>
    </style:style>
    <style:style style:name="co19" style:family="table-column">
      <style:table-column-properties fo:break-before="auto" style:column-width="1.3953in"/>
    </style:style>
    <style:style style:name="co20" style:family="table-column">
      <style:table-column-properties fo:break-before="auto" style:column-width="10.1772in"/>
    </style:style>
    <style:style style:name="co21" style:family="table-column">
      <style:table-column-properties fo:break-before="auto" style:column-width="0.5583in"/>
    </style:style>
    <style:style style:name="co22" style:family="table-column">
      <style:table-column-properties fo:break-before="auto" style:column-width="0.5984in"/>
    </style:style>
    <style:style style:name="co23" style:family="table-column">
      <style:table-column-properties fo:break-before="auto" style:column-width="0.6398in"/>
    </style:style>
    <style:style style:name="co24" style:family="table-column">
      <style:table-column-properties fo:break-before="auto" style:column-width="1.1791in"/>
    </style:style>
    <style:style style:name="co25" style:family="table-column">
      <style:table-column-properties fo:break-before="auto" style:column-width="1.6902in"/>
    </style:style>
    <style:style style:name="co26" style:family="table-column">
      <style:table-column-properties fo:break-before="auto" style:column-width="0.5008in"/>
    </style:style>
    <style:style style:name="co27" style:family="table-column">
      <style:table-column-properties fo:break-before="auto" style:column-width="8.148in"/>
    </style:style>
    <style:style style:name="co28" style:family="table-column">
      <style:table-column-properties fo:break-before="auto" style:column-width="1.0445in"/>
    </style:style>
    <style:style style:name="co29" style:family="table-column">
      <style:table-column-properties fo:break-before="auto" style:column-width="0.7689in"/>
    </style:style>
    <style:style style:name="co30" style:family="table-column">
      <style:table-column-properties fo:break-before="auto" style:column-width="0.6992in"/>
    </style:style>
    <style:style style:name="co31" style:family="table-column">
      <style:table-column-properties fo:break-before="auto" style:column-width="1.7252in"/>
    </style:style>
    <style:style style:name="co32" style:family="table-column">
      <style:table-column-properties fo:break-before="auto" style:column-width="5.7in"/>
    </style:style>
    <style:style style:name="co33" style:family="table-column">
      <style:table-column-properties fo:break-before="auto" style:column-width="0.9165in"/>
    </style:style>
    <style:style style:name="co34" style:family="table-column">
      <style:table-column-properties fo:break-before="auto" style:column-width="1.5425in"/>
    </style:style>
    <style:style style:name="co35" style:family="table-column">
      <style:table-column-properties fo:break-before="auto" style:column-width="1.5035in"/>
    </style:style>
    <style:style style:name="co36" style:family="table-column">
      <style:table-column-properties fo:break-before="auto" style:column-width="6.2217in"/>
    </style:style>
    <style:style style:name="co37" style:family="table-column">
      <style:table-column-properties fo:break-before="auto" style:column-width="0.5035in"/>
    </style:style>
    <style:style style:name="co38" style:family="table-column">
      <style:table-column-properties fo:break-before="auto" style:column-width="0.9083in"/>
    </style:style>
    <style:style style:name="co39" style:family="table-column">
      <style:table-column-properties fo:break-before="auto" style:column-width="0.4035in"/>
    </style:style>
    <style:style style:name="co40" style:family="table-column">
      <style:table-column-properties fo:break-before="auto" style:column-width="1.7382in"/>
    </style:style>
    <style:style style:name="co41" style:family="table-column">
      <style:table-column-properties fo:break-before="auto" style:column-width="1.8937in"/>
    </style:style>
    <style:style style:name="co42" style:family="table-column">
      <style:table-column-properties fo:break-before="auto" style:column-width="1.2819in"/>
    </style:style>
    <style:style style:name="co43" style:family="table-column">
      <style:table-column-properties fo:break-before="auto" style:column-width="1.4898in"/>
    </style:style>
    <style:style style:name="co44" style:family="table-column">
      <style:table-column-properties fo:break-before="auto" style:column-width="1.2299in"/>
    </style:style>
    <style:style style:name="co45" style:family="table-column">
      <style:table-column-properties fo:break-before="auto" style:column-width="0.2646in"/>
    </style:style>
    <style:style style:name="co46" style:family="table-column">
      <style:table-column-properties fo:break-before="auto" style:column-width="0.7811in"/>
    </style:style>
    <style:style style:name="co47" style:family="table-column">
      <style:table-column-properties fo:break-before="auto" style:column-width="3.7902in"/>
    </style:style>
    <style:style style:name="co48" style:family="table-column">
      <style:table-column-properties fo:break-before="auto" style:column-width="2.1992in"/>
    </style:style>
    <style:style style:name="co49" style:family="table-column">
      <style:table-column-properties fo:break-before="auto" style:column-width="6.8945in"/>
    </style:style>
    <style:style style:name="ro1" style:family="table-row">
      <style:table-row-properties style:row-height="0.3161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/>
    </style:style>
    <style:style style:name="ce6" style:family="table-cell" style:parent-style-name="Default">
      <style:text-properties style:text-line-through-style="solid"/>
    </style:style>
    <style:style style:name="ce7" style:family="table-cell" style:parent-style-name="Default"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text-line-through-style="solid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00ff00"/>
      <style:text-properties style:text-line-through-style="solid"/>
    </style:style>
    <style:style style:name="ce13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4" office:value-type="string">
            <text:p>Supplier</text:p>
          </table:table-cell>
          <table:table-cell table:style-name="ce1" office:value-type="string">
            <text:p>Q-jio</text:p>
          </table:table-cell>
          <table:table-cell table:style-name="ce1" office:value-type="string">
            <text:p>Q-mtr</text:p>
          </table:table-cell>
          <table:table-cell table:style-name="ce1" office:value-type="string">
            <text:p>Q-pwm</text:p>
          </table:table-cell>
          <table:table-cell table:style-name="ce1" office:value-type="string">
            <text:p>Q-pwr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Notes</text:p>
          </table:table-cell>
          <table:table-cell table:style-name="ce4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41050">
            <text:p>3041050</text:p>
          </table:table-cell>
          <table:table-cell office:value-type="string">
            <text:p>Farnell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([.D2]+[.E2]+[.F2]+[.G2])*[.$C$66]" office:value-type="float" office:value="420">
            <text:p>420</text:p>
          </table:table-cell>
          <table:table-cell table:formula="of:=IF([.I2]&gt;[.H2]; [.I2]-[.H2];0)" office:value-type="float" office:value="0">
            <text:p>0</text:p>
          </table:table-cell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3105295">
            <text:p>310529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([.D3]+[.E3]+[.F3]+[.G3])*[.$C$66]" office:value-type="float" office:value="140">
            <text:p>140</text:p>
          </table:table-cell>
          <table:table-cell table:formula="of:=IF([.I3]&gt;[.H3]; [.I3]-[.H3];0)" office:value-type="float" office:value="7">
            <text:p>7</text:p>
          </table:table-cell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([.D4]+[.E4]+[.F4]+[.G4])*[.$C$66]" office:value-type="float" office:value="0">
            <text:p>0</text:p>
          </table:table-cell>
          <table:table-cell table:formula="of:=IF([.I4]&gt;[.H4]; [.I4]-[.H4];0)" office:value-type="float" office:value="0">
            <text:p>0</text:p>
          </table:table-cell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1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float" office:value="1000">
            <text:p>1000</text:p>
          </table:table-cell>
          <table:table-cell table:formula="of:=([.D5]+[.E5]+[.F5]+[.G5])*[.$C$66]" office:value-type="float" office:value="360">
            <text:p>360</text:p>
          </table:table-cell>
          <table:table-cell table:formula="of:=IF([.I5]&gt;[.H5]; [.I5]-[.H5];0)" office:value-type="float" office:value="0">
            <text:p>0</text:p>
          </table:table-cell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12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([.D6]+[.E6]+[.F6]+[.G6])*[.$C$66]" office:value-type="float" office:value="1040">
            <text:p>1040</text:p>
          </table:table-cell>
          <table:table-cell table:formula="of:=IF([.I6]&gt;[.H6]; [.I6]-[.H6];0)" office:value-type="float" office:value="40">
            <text:p>40</text:p>
          </table:table-cell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12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7]+[.E7]+[.F7]+[.G7])*[.$C$66]" office:value-type="float" office:value="20">
            <text:p>20</text:p>
          </table:table-cell>
          <table:table-cell table:formula="of:=IF([.I7]&gt;[.H7]; [.I7]-[.H7];0)" office:value-type="float" office:value="0">
            <text:p>0</text:p>
          </table:table-cell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12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formula="of:=([.D8]+[.E8]+[.F8]+[.G8])*[.$C$66]" office:value-type="float" office:value="200">
            <text:p>200</text:p>
          </table:table-cell>
          <table:table-cell table:formula="of:=IF([.I8]&gt;[.H8]; [.I8]-[.H8];0)" office:value-type="float" office:value="0">
            <text:p>0</text:p>
          </table:table-cell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1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9]+[.E9]+[.F9]+[.G9])*[.$C$66]" office:value-type="float" office:value="80">
            <text:p>80</text:p>
          </table:table-cell>
          <table:table-cell table:formula="of:=IF([.I9]&gt;[.H9]; [.I9]-[.H9];0)" office:value-type="float" office:value="0">
            <text:p>0</text:p>
          </table:table-cell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1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10]+[.E10]+[.F10]+[.G10])*[.$C$66]" office:value-type="float" office:value="80">
            <text:p>80</text:p>
          </table:table-cell>
          <table:table-cell table:formula="of:=IF([.I10]&gt;[.H10]; [.I10]-[.H10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1]+[.E11]+[.F11]+[.G11])*[.$C$66]" office:value-type="float" office:value="60">
            <text:p>60</text:p>
          </table:table-cell>
          <table:table-cell table:formula="of:=IF([.I11]&gt;[.H11]; [.I11]-[.H11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40">
            <text:p>740</text:p>
          </table:table-cell>
          <table:table-cell table:formula="of:=([.D12]+[.E12]+[.F12]+[.G12])*[.$C$66]" office:value-type="float" office:value="760">
            <text:p>760</text:p>
          </table:table-cell>
          <table:table-cell table:formula="of:=IF([.I12]&gt;[.H12]; [.I12]-[.H12];0)" office:value-type="float" office:value="20">
            <text:p>20</text:p>
          </table:table-cell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12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???????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formula="of:=([.D13]+[.E13]+[.F13]+[.G13])*[.$C$66]" office:value-type="float" office:value="80">
            <text:p>80</text:p>
          </table:table-cell>
          <table:table-cell table:formula="of:=IF([.I13]&gt;[.H13]; [.I13]-[.H13];0)" office:value-type="float" office:value="3">
            <text:p>3</text:p>
          </table:table-cell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12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4]+[.E14]+[.F14]+[.G14])*[.$C$66]" office:value-type="float" office:value="60">
            <text:p>60</text:p>
          </table:table-cell>
          <table:table-cell table:formula="of:=IF([.I14]&gt;[.H14]; [.I14]-[.H14];0)" office:value-type="float" office:value="0">
            <text:p>0</text:p>
          </table:table-cell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12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([.D15]+[.E15]+[.F15]+[.G15])*[.$C$66]" office:value-type="float" office:value="60">
            <text:p>60</text:p>
          </table:table-cell>
          <table:table-cell table:formula="of:=IF([.I15]&gt;[.H15]; [.I15]-[.H15];0)" office:value-type="float" office:value="0">
            <text:p>0</text:p>
          </table:table-cell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12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16]+[.E16]+[.F16]+[.G16])*[.$C$66]" office:value-type="float" office:value="20">
            <text:p>20</text:p>
          </table:table-cell>
          <table:table-cell table:formula="of:=IF([.I16]&gt;[.H16]; [.I16]-[.H16];0)" office:value-type="float" office:value="0">
            <text:p>0</text:p>
          </table:table-cell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1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formula="of:=([.D17]+[.E17]+[.F17]+[.G17])*[.$C$66]" office:value-type="float" office:value="40">
            <text:p>40</text:p>
          </table:table-cell>
          <table:table-cell table:formula="of:=IF([.I17]&gt;[.H17]; [.I17]-[.H17];0)" office:value-type="float" office:value="0">
            <text:p>0</text:p>
          </table:table-cell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12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([.D18]+[.E18]+[.F18]+[.G18])*[.$C$66]" office:value-type="float" office:value="60">
            <text:p>60</text:p>
          </table:table-cell>
          <table:table-cell table:formula="of:=IF([.I18]&gt;[.H18]; [.I18]-[.H18];0)" office:value-type="float" office:value="0">
            <text:p>0</text:p>
          </table:table-cell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12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formula="of:=([.D19]+[.E19]+[.F19]+[.G19])*[.$C$66]" office:value-type="float" office:value="60">
            <text:p>60</text:p>
          </table:table-cell>
          <table:table-cell table:formula="of:=IF([.I19]&gt;[.H19]; [.I19]-[.H19];0)" office:value-type="float" office:value="0">
            <text:p>0</text:p>
          </table:table-cell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12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20]+[.E20]+[.F20]+[.G20])*[.$C$66]" office:value-type="float" office:value="20">
            <text:p>20</text:p>
          </table:table-cell>
          <table:table-cell table:formula="of:=IF([.I20]&gt;[.H20]; [.I20]-[.H20];0)" office:value-type="float" office:value="0">
            <text:p>0</text:p>
          </table:table-cell>
          <table:table-cell office:value-type="string">
            <text:p>Fuse holder PCB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1]+[.E21]+[.F21]+[.G21])*[.$C$66]" office:value-type="float" office:value="20">
            <text:p>20</text:p>
          </table:table-cell>
          <table:table-cell table:formula="of:=IF([.I21]&gt;[.H21]; [.I21]-[.H21];0)" office:value-type="float" office:value="0">
            <text:p>0</text:p>
          </table:table-cell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12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table:formula="of:=([.D22]+[.E22]+[.F22]+[.G22])*[.$C$66]" office:value-type="float" office:value="160">
            <text:p>160</text:p>
          </table:table-cell>
          <table:table-cell table:formula="of:=IF([.I22]&gt;[.H22]; [.I22]-[.H22];0)" office:value-type="float" office:value="0">
            <text:p>0</text:p>
          </table:table-cell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12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([.D23]+[.E23]+[.F23]+[.G23])*[.$C$66]" office:value-type="float" office:value="80">
            <text:p>80</text:p>
          </table:table-cell>
          <table:table-cell table:formula="of:=IF([.I23]&gt;[.H23]; [.I23]-[.H23];0)" office:value-type="float" office:value="0">
            <text:p>0</text:p>
          </table:table-cell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1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formula="of:=([.D24]+[.E24]+[.F24]+[.G24])*[.$C$66]" office:value-type="float" office:value="0">
            <text:p>0</text:p>
          </table:table-cell>
          <table:table-cell table:formula="of:=IF([.I24]&gt;[.H24]; [.I24]-[.H24];0)" office:value-type="float" office:value="0">
            <text:p>0</text:p>
          </table:table-cell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formula="of:=([.D25]+[.E25]+[.F25]+[.G25])*[.$C$66]" office:value-type="float" office:value="60">
            <text:p>60</text:p>
          </table:table-cell>
          <table:table-cell table:formula="of:=IF([.I25]&gt;[.H25]; [.I25]-[.H25];0)" office:value-type="float" office:value="11">
            <text:p>11</text:p>
          </table:table-cell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12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([.D26]+[.E26]+[.F26]+[.G26])*[.$C$66]" office:value-type="float" office:value="40">
            <text:p>40</text:p>
          </table:table-cell>
          <table:table-cell table:formula="of:=IF([.I26]&gt;[.H26]; [.I26]-[.H26];0)" office:value-type="float" office:value="0">
            <text:p>0</text:p>
          </table:table-cell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12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29">
            <text:p>429</text:p>
          </table:table-cell>
          <table:table-cell table:formula="of:=([.D27]+[.E27]+[.F27]+[.G27])*[.$C$66]" office:value-type="float" office:value="260">
            <text:p>260</text:p>
          </table:table-cell>
          <table:table-cell table:formula="of:=IF([.I27]&gt;[.H27]; [.I27]-[.H27];0)" office:value-type="float" office:value="0">
            <text:p>0</text:p>
          </table:table-cell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12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99">
            <text:p>99</text:p>
          </table:table-cell>
          <table:table-cell table:formula="of:=([.D28]+[.E28]+[.F28]+[.G28])*[.$C$66]" office:value-type="float" office:value="0">
            <text:p>0</text:p>
          </table:table-cell>
          <table:table-cell table:formula="of:=IF([.I28]&gt;[.H28]; [.I28]-[.H28];0)" office:value-type="float" office:value="0">
            <text:p>0</text:p>
          </table:table-cell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12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table:formula="of:=([.D29]+[.E29]+[.F29]+[.G29])*[.$C$66]" office:value-type="float" office:value="340">
            <text:p>340</text:p>
          </table:table-cell>
          <table:table-cell table:formula="of:=IF([.I29]&gt;[.H29]; [.I29]-[.H29];0)" office:value-type="float" office:value="0">
            <text:p>0</text:p>
          </table:table-cell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1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formula="of:=([.D30]+[.E30]+[.F30]+[.G30])*[.$C$66]" office:value-type="float" office:value="140">
            <text:p>140</text:p>
          </table:table-cell>
          <table:table-cell table:formula="of:=IF([.I30]&gt;[.H30]; [.I30]-[.H30];0)" office:value-type="float" office:value="0">
            <text:p>0</text:p>
          </table:table-cell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12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31]+[.E31]+[.F31]+[.G31])*[.$C$66]" office:value-type="float" office:value="20">
            <text:p>20</text:p>
          </table:table-cell>
          <table:table-cell table:formula="of:=IF([.I31]&gt;[.H31]; [.I31]-[.H31];0)" office:value-type="float" office:value="0">
            <text:p>0</text:p>
          </table:table-cell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12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formula="of:=([.D32]+[.E32]+[.F32]+[.G32])*[.$C$66]" office:value-type="float" office:value="40">
            <text:p>40</text:p>
          </table:table-cell>
          <table:table-cell table:formula="of:=IF([.I32]&gt;[.H32]; [.I32]-[.H32];0)" office:value-type="float" office:value="0">
            <text:p>0</text:p>
          </table:table-cell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12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formula="of:=([.D33]+[.E33]+[.F33]+[.G33])*[.$C$66]" office:value-type="float" office:value="60">
            <text:p>60</text:p>
          </table:table-cell>
          <table:table-cell table:formula="of:=IF([.I33]&gt;[.H33]; [.I33]-[.H33];0)" office:value-type="float" office:value="0">
            <text:p>0</text:p>
          </table:table-cell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12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([.D34]+[.E34]+[.F34]+[.G34])*[.$C$66]" office:value-type="float" office:value="20">
            <text:p>20</text:p>
          </table:table-cell>
          <table:table-cell table:formula="of:=IF([.I34]&gt;[.H34]; [.I34]-[.H34];0)" office:value-type="float" office:value="0">
            <text:p>0</text:p>
          </table:table-cell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12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([.D35]+[.E35]+[.F35]+[.G35])*[.$C$66]" office:value-type="float" office:value="60">
            <text:p>60</text:p>
          </table:table-cell>
          <table:table-cell table:formula="of:=IF([.I35]&gt;[.H35]; [.I35]-[.H35];0)" office:value-type="float" office:value="33">
            <text:p>33</text:p>
          </table:table-cell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12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formula="of:=([.D36]+[.E36]+[.F36]+[.G36])*[.$C$66]" office:value-type="float" office:value="20">
            <text:p>20</text:p>
          </table:table-cell>
          <table:table-cell table:formula="of:=IF([.I36]&gt;[.H36]; [.I36]-[.H36];0)" office:value-type="float" office:value="0">
            <text:p>0</text:p>
          </table:table-cell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12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37]+[.E37]+[.F37]+[.G37])*[.$C$66]" office:value-type="float" office:value="140">
            <text:p>140</text:p>
          </table:table-cell>
          <table:table-cell table:formula="of:=IF([.I37]&gt;[.H37]; [.I37]-[.H37];0)" office:value-type="float" office:value="134">
            <text:p>134</text:p>
          </table:table-cell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12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([.D38]+[.E38]+[.F38]+[.G38])*[.$C$66]" office:value-type="float" office:value="20">
            <text:p>20</text:p>
          </table:table-cell>
          <table:table-cell table:formula="of:=IF([.I38]&gt;[.H38]; [.I38]-[.H38];0)" office:value-type="float" office:value="0">
            <text:p>0</text:p>
          </table:table-cell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39]+[.E39]+[.F39]+[.G39])*[.$C$66]" office:value-type="float" office:value="40">
            <text:p>40</text:p>
          </table:table-cell>
          <table:table-cell table:formula="of:=IF([.I39]&gt;[.H39]; [.I39]-[.H39];0)" office:value-type="float" office:value="16">
            <text:p>16</text:p>
          </table:table-cell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12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([.D40]+[.E40]+[.F40]+[.G40])*[.$C$66]" office:value-type="float" office:value="0">
            <text:p>0</text:p>
          </table:table-cell>
          <table:table-cell table:formula="of:=IF([.I40]&gt;[.H40]; [.I40]-[.H40];0)" office:value-type="float" office:value="0">
            <text:p>0</text:p>
          </table:table-cell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12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formula="of:=([.D41]+[.E41]+[.F41]+[.G41])*[.$C$66]" office:value-type="float" office:value="0">
            <text:p>0</text:p>
          </table:table-cell>
          <table:table-cell table:formula="of:=IF([.I41]&gt;[.H41]; [.I41]-[.H41];0)" office:value-type="float" office:value="0">
            <text:p>0</text:p>
          </table:table-cell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12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42]+[.E42]+[.F42]+[.G42])*[.$C$66]" office:value-type="float" office:value="20">
            <text:p>20</text:p>
          </table:table-cell>
          <table:table-cell table:formula="of:=IF([.I42]&gt;[.H42]; [.I42]-[.H42];0)" office:value-type="float" office:value="0">
            <text:p>0</text:p>
          </table:table-cell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11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649422">
            <text:p>1649422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([.D43]+[.E43]+[.F43]+[.G43])*[.$C$66]" office:value-type="float" office:value="60">
            <text:p>60</text:p>
          </table:table-cell>
          <table:table-cell table:formula="of:=IF([.I43]&gt;[.H43]; [.I43]-[.H43];0)" office:value-type="float" office:value="60">
            <text:p>60</text:p>
          </table:table-cell>
          <table:table-cell office:value-type="string">
            <text:p>MSP430F2254</text:p>
          </table:table-cell>
          <table:table-cell office:value-type="string">
            <text:p>microcontroller</text:p>
          </table:table-cell>
          <table:table-cell table:number-columns-repeated="1012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D44]+[.E44]+[.F44]+[.G44])*[.$C$66]" office:value-type="float" office:value="60">
            <text:p>60</text:p>
          </table:table-cell>
          <table:table-cell table:formula="of:=IF([.I44]&gt;[.H44]; [.I44]-[.H44];0)" office:value-type="float" office:value="56">
            <text:p>56</text:p>
          </table:table-cell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formula="of:=([.D45]+[.E45]+[.F45]+[.G45])*[.$C$66]" office:value-type="float" office:value="80">
            <text:p>80</text:p>
          </table:table-cell>
          <table:table-cell table:formula="of:=IF([.I45]&gt;[.H45]; [.I45]-[.H45];0)" office:value-type="float" office:value="80">
            <text:p>80</text:p>
          </table:table-cell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6]+[.E46]+[.F46]+[.G46])*[.$C$66]" office:value-type="float" office:value="20">
            <text:p>20</text:p>
          </table:table-cell>
          <table:table-cell table:formula="of:=IF([.I46]&gt;[.H46]; [.I46]-[.H46];0)" office:value-type="float" office:value="20">
            <text:p>20</text:p>
          </table:table-cell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12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47]+[.E47]+[.F47]+[.G47])*[.$C$66]" office:value-type="float" office:value="80">
            <text:p>80</text:p>
          </table:table-cell>
          <table:table-cell table:formula="of:=IF([.I47]&gt;[.H47]; [.I47]-[.H47];0)" office:value-type="float" office:value="80">
            <text:p>80</text:p>
          </table:table-cell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8]+[.E48]+[.F48]+[.G48])*[.$C$66]" office:value-type="float" office:value="60">
            <text:p>60</text:p>
          </table:table-cell>
          <table:table-cell table:formula="of:=IF([.I48]&gt;[.H48]; [.I48]-[.H48];0)" office:value-type="float" office:value="60">
            <text:p>60</text:p>
          </table:table-cell>
          <table:table-cell office:value-type="string">
            <text:p>Maxim bidirectional current sense chip</text:p>
          </table:table-cell>
          <table:table-cell table:number-columns-repeated="1013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([.D49]+[.E49]+[.F49]+[.G49])*[.$C$66]" office:value-type="float" office:value="40">
            <text:p>40</text:p>
          </table:table-cell>
          <table:table-cell table:formula="of:=IF([.I49]&gt;[.H49]; [.I49]-[.H49];0)" office:value-type="float" office:value="0">
            <text:p>0</text:p>
          </table:table-cell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12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table:formula="of:=([.D50]+[.E50]+[.F50]+[.G50])*[.$C$66]" office:value-type="float" office:value="40">
            <text:p>40</text:p>
          </table:table-cell>
          <table:table-cell table:formula="of:=IF([.I50]&gt;[.H50]; [.I50]-[.H50];0)" office:value-type="float" office:value="19">
            <text:p>19</text:p>
          </table:table-cell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12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1]+[.E51]+[.F51]+[.G51])*[.$C$66]" office:value-type="float" office:value="40">
            <text:p>40</text:p>
          </table:table-cell>
          <table:table-cell table:formula="of:=IF([.I51]&gt;[.H51]; [.I51]-[.H51];0)" office:value-type="float" office:value="40">
            <text:p>40</text:p>
          </table:table-cell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12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2]+[.E52]+[.F52]+[.G52])*[.$C$66]" office:value-type="float" office:value="20">
            <text:p>20</text:p>
          </table:table-cell>
          <table:table-cell table:formula="of:=IF([.I52]&gt;[.H52]; [.I52]-[.H52];0)" office:value-type="float" office:value="20">
            <text:p>20</text:p>
          </table:table-cell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12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D53]+[.E53]+[.F53]+[.G53])*[.$C$66]" office:value-type="float" office:value="60">
            <text:p>60</text:p>
          </table:table-cell>
          <table:table-cell table:formula="of:=IF([.I53]&gt;[.H53]; [.I53]-[.H53];0)" office:value-type="float" office:value="60">
            <text:p>60</text:p>
          </table:table-cell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12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4]+[.E54]+[.F54]+[.G54])*[.$C$66]" office:value-type="float" office:value="20">
            <text:p>20</text:p>
          </table:table-cell>
          <table:table-cell table:formula="of:=IF([.I54]&gt;[.H54]; [.I54]-[.H54];0)" office:value-type="float" office:value="20">
            <text:p>20</text:p>
          </table:table-cell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12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5]+[.E55]+[.F55]+[.G55])*[.$C$66]" office:value-type="float" office:value="20">
            <text:p>20</text:p>
          </table:table-cell>
          <table:table-cell table:formula="of:=IF([.I55]&gt;[.H55]; [.I55]-[.H55];0)" office:value-type="float" office:value="20">
            <text:p>20</text:p>
          </table:table-cell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12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6]+[.E56]+[.F56]+[.G56])*[.$C$66]" office:value-type="float" office:value="20">
            <text:p>20</text:p>
          </table:table-cell>
          <table:table-cell table:formula="of:=IF([.I56]&gt;[.H56]; [.I56]-[.H56];0)" office:value-type="float" office:value="20">
            <text:p>20</text:p>
          </table:table-cell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12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([.D57]+[.E57]+[.F57]+[.G57])*[.$C$66]" office:value-type="float" office:value="0">
            <text:p>0</text:p>
          </table:table-cell>
          <table:table-cell table:formula="of:=IF([.I57]&gt;[.H57]; [.I57]-[.H57];0)" office:value-type="float" office:value="0">
            <text:p>0</text:p>
          </table:table-cell>
          <table:table-cell office:value-type="string">
            <text:p>Resistor 0603 330R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8]+[.E58]+[.F58]+[.G58])*[.$C$66]" office:value-type="float" office:value="40">
            <text:p>40</text:p>
          </table:table-cell>
          <table:table-cell table:formula="of:=IF([.I58]&gt;[.H58]; [.I58]-[.H58];0)" office:value-type="float" office:value="40">
            <text:p>40</text:p>
          </table:table-cell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([.D59]+[.E59]+[.F59]+[.G59])*[.$C$66]" office:value-type="float" office:value="0">
            <text:p>0</text:p>
          </table:table-cell>
          <table:table-cell table:formula="of:=IF([.I59]&gt;[.H59]; [.I59]-[.H59];0)" office:value-type="float" office:value="0">
            <text:p>0</text:p>
          </table:table-cell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12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([.D60]+[.E60]+[.F60]+[.G60])*[.$C$66]" office:value-type="float" office:value="80">
            <text:p>80</text:p>
          </table:table-cell>
          <table:table-cell table:formula="of:=IF([.I60]&gt;[.H60]; [.I60]-[.H60];0)" office:value-type="float" office:value="47">
            <text:p>47</text:p>
          </table:table-cell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12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61]+[.E61]+[.F61]+[.G61])*[.$C$66]" office:value-type="float" office:value="80">
            <text:p>80</text:p>
          </table:table-cell>
          <table:table-cell table:formula="of:=IF([.I61]&gt;[.H61]; [.I61]-[.H61];0)" office:value-type="float" office:value="80">
            <text:p>80</text:p>
          </table:table-cell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number-columns-repeated="1012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62]+[.E62]+[.F62]+[.G62])*[.$C$66]" office:value-type="float" office:value="20">
            <text:p>20</text:p>
          </table:table-cell>
          <table:table-cell table:formula="of:=IF([.I62]&gt;[.H62]; [.I62]-[.H62];0)" office:value-type="float" office:value="15">
            <text:p>15</text:p>
          </table:table-cell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table:style-name="ce2" office:value-type="string">
            <text:p>Farnell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3]+[.E63]+[.F63]+[.G63])*[.$C$66]" office:value-type="float" office:value="20">
            <text:p>20</text:p>
          </table:table-cell>
          <table:table-cell table:formula="of:=IF([.I63]&gt;[.H63]; [.I63]-[.H63];0)" office:value-type="float" office:value="20">
            <text:p>20</text:p>
          </table:table-cell>
          <table:table-cell office:value-type="string">
            <text:p>8MHz Crystal Oscillator SM49 </text:p>
          </table:table-cell>
          <table:table-cell office:value-type="string">
            <text:p>power board oscillator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Number of Boards: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office:value-type="string">
            <text:p>miscellaneous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1206 560R 0.125W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38">
            <text:p>38</text:p>
          </table:table-cell>
          <table:table-cell table:number-columns-repeated="2"/>
          <table:table-cell office:value-type="string">
            <text:p>Resistor 120647k 0.125W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esistor 1206 1k 0.125W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7-Header 7 Way 1 Row straigh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2-Header 2-Way 1 Row straight 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"/>
          <table:table-cell office:value-type="string">
            <text:p>Short Spade male connecto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table:number-columns-repeated="4"/>
          <table:table-cell office:value-type="string">
            <text:p>~100</text:p>
          </table:table-cell>
          <table:table-cell table:number-columns-repeated="2"/>
          <table:table-cell office:value-type="string">
            <text:p>long spade male connector 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Capacitor 63V 1uF Cylindrical Electrolytic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FET N SOT-23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4k7 0.063W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2k7 0.063W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RJ22 Plug Flat 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  <table:table-cell office:value-type="string">
            <text:p>RJ11 Connectors</text:p>
          </table:table-cell>
          <table:table-cell table:number-columns-repeated="1013"/>
        </table:table-row>
        <table:table-row table:style-name="ro3" table:number-rows-repeated="654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intio" table:style-name="ta1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4" table:default-cell-style-name="Default"/>
        <table:table-column table:style-name="co23" table:number-columns-repeated="10" table:default-cell-style-name="Default"/>
        <table:table-column table:style-name="co22" table:default-cell-style-name="Default"/>
        <table:table-column table:style-name="co13" table:number-columns-repeated="997" table:default-cell-style-name="Default"/>
        <table:table-row table:style-name="ro3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Device</text:p>
          </table:table-cell>
          <table:table-cell table:style-name="ce4" office:value-type="string">
            <text:p>Board</text:p>
          </table:table-cell>
          <table:table-cell table:style-name="ce4" office:value-type="string">
            <text:p>Parts</text:p>
          </table:table-cell>
          <table:table-cell table:style-name="ce4" table:number-columns-spanned="17" table:number-rows-spanned="1"/>
          <table:covered-table-cell table:number-columns-repeated="16" table:style-name="ce4"/>
          <table:table-cell table:style-name="ce4"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table:style-name="ce2" office:value-type="float" office:value="16">
            <text:p>16</text:p>
          </table:table-cell>
          <table:table-cell table:number-columns-repeated="2" office:value-type="string">
            <text:p>CAGECLAMP</text:p>
          </table:table-cell>
          <table:table-cell office:value-type="string">
            <text:p>jio</text:p>
          </table:table-cell>
          <table:table-cell office:value-type="string">
            <text:p>CON1, CON2, CON3, CON4, CON5, CON6, CON7, CON8, CON9, CON11, CON12, CON13, CON14, CON15, CON16, CON17, CON18, CON19, CON20, CON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table:style-name="ce2" office:value-type="float" office:value="4">
            <text:p>4</text:p>
          </table:table-cell>
          <table:table-cell office:value-type="string">
            <text:p>CAGECLAMP</text:p>
          </table:table-cell>
          <table:table-cell office:value-type="string">
            <text:p>CageClamp End cap</text:p>
          </table:table-cell>
          <table:table-cell office:value-type="string">
            <text:p>jio</text:p>
          </table:table-cell>
          <table:table-cell office:value-type="string">
            <text:p>CON2, CON14, CON1, CON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0">
            <text:p>2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, R2, R4, R5, R6, R7, R8, R9, R13, R14, R15, R16, R22, R23, R24, R25, R26, R27, R28, R2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4">
            <text:p>14</text:p>
          </table:table-cell>
          <table:table-cell office:value-type="string">
            <text:p>LEDCHIP-LED0603</text:p>
          </table:table-cell>
          <table:table-cell office:value-type="string">
            <text:p>LED1,</text:p>
          </table:table-cell>
          <table:table-cell office:value-type="string">
            <text:p>jio</text:p>
          </table:table-cell>
          <table:table-cell office:value-type="string">
            <text:p>LED1,LED2,LED4, LED5, LED6, LED7, LED8, LED10, LED11, LED12, LED13, LED14, LED15, LED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123</text:p>
          </table:table-cell>
          <table:table-cell office:value-type="string">
            <text:p>jio</text:p>
          </table:table-cell>
          <table:table-cell office:value-type="string">
            <text:p>Q13, Q14, Q15, 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jio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8">
            <text:p>8</text:p>
          </table:table-cell>
          <table:table-cell office:value-type="string">
            <text:p>BAT754S</text:p>
          </table:table-cell>
          <table:table-cell office:value-type="string">
            <text:p>SOT-23</text:p>
          </table:table-cell>
          <table:table-cell office:value-type="string">
            <text:p>jio</text:p>
          </table:table-cell>
          <table:table-cell table:style-name="ce7" office:value-type="string">
            <text:p>D1, D2, D3, D4, D5, D6, D7, D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jio</text:p>
          </table:table-cell>
          <table:table-cell office:value-type="string">
            <text:p>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io</text:p>
          </table:table-cell>
          <table:table-cell office:value-type="string">
            <text:p>JP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jio</text:p>
          </table:table-cell>
          <table:table-cell office:value-type="string">
            <text:p>CON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jio</text:p>
          </table:table-cell>
          <table:table-cell office:value-type="string">
            <text:p>C3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5" office:value-type="string">
            <text:p>296-21446-1-ND</text:p>
          </table:table-cell>
          <table:table-cell table:style-name="ce6" office:value-type="string">
            <text:p>Digikey-uk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jio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7, R19, R20, R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84</text:p>
          </table:table-cell>
          <table:table-cell office:value-type="string">
            <text:p>jio</text:p>
          </table:table-cell>
          <table:table-cell office:value-type="string">
            <text:p>Q9, Q10, Q11, Q1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table:number-columns-repeated="2" office:value-type="string">
            <text:p>?</text:p>
          </table:table-cell>
          <table:table-cell office:value-type="string">
            <text:p>Farnell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3, R18</text:p>
          </table:table-cell>
          <table:table-cell table:number-columns-repeated="1016"/>
        </table:table-row>
        <table:table-row table:style-name="ro3" table:number-rows-repeated="6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ected" table:style-name="ta1" table:print="false">
        <office:forms form:automatic-focus="false" form:apply-design-mode="false"/>
        <table:table-column table:style-name="co13" table:number-columns-repeated="2" table:default-cell-style-name="ce9"/>
        <table:table-column table:style-name="co24" table:default-cell-style-name="ce11"/>
        <table:table-column table:style-name="co13" table:default-cell-style-name="ce9"/>
        <table:table-column table:style-name="co25" table:number-columns-repeated="2" table:default-cell-style-name="ce9"/>
        <table:table-column table:style-name="co26" table:default-cell-style-name="ce9"/>
        <table:table-column table:style-name="co27" table:default-cell-style-name="ce9"/>
        <table:table-column table:style-name="co13" table:number-columns-repeated="1016" table:default-cell-style-name="ce9"/>
        <table:table-row table:style-name="ro3">
          <table:table-cell table:style-name="ce8" office:value-type="string">
            <text:p>SR Number</text:p>
          </table:table-cell>
          <table:table-cell table:style-name="ce8" office:value-type="string">
            <text:p>Order Code</text:p>
          </table:table-cell>
          <table:table-cell table:style-name="ce8" office:value-type="string">
            <text:p>Supplier</text:p>
          </table:table-cell>
          <table:table-cell table:style-name="ce8" office:value-type="string">
            <text:p>Quantity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Device</text:p>
          </table:table-cell>
          <table:table-cell table:style-name="ce8" office:value-type="string">
            <text:p>Parts</text:p>
          </table:table-cell>
          <table:table-cell table:style-name="ce8" table:number-columns-spanned="17" table:number-rows-spanned="1"/>
          <table:covered-table-cell table:number-columns-repeated="16" table:style-name="ce8"/>
          <table:table-cell table:style-name="ce8" table:number-columns-repeated="999"/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16">
            <text:p>16</text:p>
          </table:table-cell>
          <table:table-cell table:number-columns-repeated="2" table:style-name="ce11" office:value-type="string">
            <text:p>CAGECLAMP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ON3, CON4, CON5, CON6, CON7, CON8, CON9, CON11, CON12, CON13, CON15, CON16, CON17, CON19, CON20, CON21</text:p>
          </table:table-cell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3">
            <text:p>3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4">
            <text:p>4</text:p>
          </table:table-cell>
          <table:table-cell table:style-name="ce11" office:value-type="string">
            <text:p>CAGECLAMP</text:p>
          </table:table-cell>
          <table:table-cell table:style-name="ce11" office:value-type="string">
            <text:p>CageClamp End cap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ON2, CON14, CON1, CON18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1">
            <text:p>1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</text:p>
          </table:table-cell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9,R12,R14,R15,R16,R17</text:p>
          </table:table-cell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style-name="ce11" office:value-type="string">
            <text:p>1k</text:p>
          </table:table-cell>
          <table:table-cell table:style-name="ce11" office:value-type="string">
            <text:p>R-EU_R060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R1, R2, R4, R5, R6, R7, R8, R9, R13, R14, R15, R16, R22, R23, R24, R25, R26, R27, R28, R29, R18</text:p>
          </table:table-cell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R13,R14,R15,R16,R17,R21,R22,R23,R24,R27, R18</text:p>
          </table:table-cell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,R3,R4,R5,R6,R7,R8,R10,R11,R13</text:p>
          </table:table-cell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5,R6,R7,R8</text:p>
          </table:table-cell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repeated="1016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3">
            <text:p>13</text:p>
          </table:table-cell>
          <table:table-cell table:style-name="ce11" office:value-type="string">
            <text:p>LEDCHIP-LED0603</text:p>
          </table:table-cell>
          <table:table-cell table:style-name="ce11" office:value-type="string">
            <text:p>LED1,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LED4, LED5, LED6, LED7, LED8, LED10, LED11, LED12, LED13, LED14, LED15, LED16</text:p>
          </table:table-cell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table:style-name="ce11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repeated="1016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11" office:value-type="string">
            <text:p>BSS12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Q13, Q14, Q15, Q16</text:p>
          </table:table-cell>
          <table:table-cell table:number-columns-repeated="1016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32Khz</text:p>
          </table:table-cell>
          <table:table-cell table:style-name="ce11" office:value-type="string">
            <text:p>CRYSTALTC26H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X1</text:p>
          </table:table-cell>
          <table:table-cell table:number-columns-repeated="1016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repeated="1016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</text:p>
          </table:table-cell>
          <table:table-cell table:number-columns-repeated="1016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table:style-name="ce11" office:value-type="string">
            <text:p>BAT754S</text:p>
          </table:table-cell>
          <table:table-cell table:style-name="ce11" office:value-type="string">
            <text:p>SOT-23</text:p>
          </table:table-cell>
          <table:table-cell table:style-name="ce11" office:value-type="string">
            <text:p>jio</text:p>
          </table:table-cell>
          <table:table-cell table:style-name="ce13" office:value-type="string">
            <text:p>D1, D2, D3, D4, D5, D6, D7, D8</text:p>
          </table:table-cell>
          <table:table-cell table:number-columns-repeated="1016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repeated="1016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-EUC060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2</text:p>
          </table:table-cell>
          <table:table-cell table:style-name="ce11"/>
          <table:table-cell table:number-columns-repeated="1015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Q2,Q3,Q4</text:p>
          </table:table-cell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,R18,R23,R32</text:p>
          </table:table-cell>
          <table:table-cell table:number-columns-repeated="1016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SBW</text:p>
          </table:table-cell>
          <table:table-cell table:style-name="ce11" office:value-type="string">
            <text:p>PINHD-1X4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JP1</text:p>
          </table:table-cell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repeated="1016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repeated="1016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table:style-name="ce11" office:value-type="string">
            <text:p>MODULE_CON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ON10</text:p>
          </table:table-cell>
          <table:table-cell table:number-columns-repeated="1016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1uF</text:p>
          </table:table-cell>
          <table:table-cell table:style-name="ce11" office:value-type="string">
            <text:p>CPOL-EUB45181A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3</text:p>
          </table:table-cell>
          <table:table-cell table:number-columns-repeated="1016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C11</text:p>
          </table:table-cell>
          <table:table-cell table:number-columns-repeated="1016"/>
        </table:table-row>
        <table:table-row table:style-name="ro3">
          <table:table-cell office:value-type="float" office:value="44">
            <text:p>44</text:p>
          </table:table-cell>
          <table:table-cell table:style-name="ce10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MSP430F2254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IC2</text:p>
          </table:table-cell>
          <table:table-cell table:number-columns-repeated="1016"/>
        </table:table-row>
        <table:table-row table:style-name="ro3">
          <table:table-cell office:value-type="float" office:value="44">
            <text:p>44</text:p>
          </table:table-cell>
          <table:table-cell table:style-name="ce10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3">
          <table:table-cell office:value-type="float" office:value="44">
            <text:p>44</text:p>
          </table:table-cell>
          <table:table-cell table:style-name="ce10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47k</text:p>
          </table:table-cell>
          <table:table-cell table:style-name="ce11" office:value-type="string">
            <text:p>R-EU_R060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R10</text:p>
          </table:table-cell>
          <table:table-cell table:number-columns-repeated="1016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</text:p>
          </table:table-cell>
          <table:table-cell table:number-columns-repeated="1016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</text:p>
          </table:table-cell>
          <table:table-cell table:number-columns-repeated="1016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style-name="ce11" office:value-type="string">
            <text:p>220k</text:p>
          </table:table-cell>
          <table:table-cell table:style-name="ce11" office:value-type="string">
            <text:p>R-EU_R060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R17, R19, R20, R21</text:p>
          </table:table-cell>
          <table:table-cell table:number-columns-repeated="1016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9,R10,R11,R29,R13,R17,R19,R20,R31</text:p>
          </table:table-cell>
          <table:table-cell table:number-columns-repeated="1016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1,R12,R19,R20</text:p>
          </table:table-cell>
          <table:table-cell table:number-columns-repeated="1016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9"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9"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repeated="1016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9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</text:p>
          </table:table-cell>
          <table:table-cell table:number-columns-repeated="1016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style-name="ce11" table:number-columns-repeated="1016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style-name="ce11" table:number-columns-repeated="1016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style-name="ce11" table:number-columns-repeated="1016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14, R12</text:p>
          </table:table-cell>
          <table:table-cell table:style-name="ce11" table:number-columns-repeated="1016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style-name="ce11" table:number-columns-spanned="17" table:number-rows-spanned="1"/>
          <table:covered-table-cell table:number-columns-repeated="16" table:style-name="ce11"/>
          <table:table-cell table:style-name="ce11" table:number-columns-repeated="999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11" office:value-type="string">
            <text:p>BSS84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Q9, Q10, Q11, Q12</text:p>
          </table:table-cell>
          <table:table-cell table:style-name="ce11" table:number-columns-spanned="17" table:number-rows-spanned="1"/>
          <table:covered-table-cell table:number-columns-repeated="16" table:style-name="ce11"/>
          <table:table-cell table:style-name="ce11" table:number-columns-repeated="999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style-name="ce11" table:number-columns-spanned="17" table:number-rows-spanned="1"/>
          <table:covered-table-cell table:number-columns-repeated="16" table:style-name="ce11"/>
          <table:table-cell table:style-name="ce11" table:number-columns-repeated="999"/>
        </table:table-row>
        <table:table-row table:style-name="ro3">
          <table:table-cell table:number-columns-repeated="3" table:style-name="ce2" office:value-type="string">
            <text:p>?</text:p>
          </table:table-cell>
          <table:table-cell table:style-name="ce2" office:value-type="float" office:value="4">
            <text:p>4</text:p>
          </table:table-cell>
          <table:table-cell table:style-name="Default"/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20,C21,C23,C24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3">
          <table:table-cell table:number-columns-repeated="3" table:style-name="ce2" office:value-type="string">
            <text:p>?</text:p>
          </table:table-cell>
          <table:table-cell table:style-name="ce2" office:value-type="float" office:value="2">
            <text:p>2</text:p>
          </table:table-cell>
          <table:table-cell table:style-name="Default"/>
          <table:table-cell table:style-name="ce2" office:value-type="string">
            <text:p>CRYSTALSM49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Q7,Q8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3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21</text:p>
          </table:table-cell>
          <table:table-cell table:style-name="Default" table:number-columns-repeated="1016"/>
        </table:table-row>
        <table:table-row table:style-name="ro3">
          <table:table-cell table:number-columns-repeated="3" table:style-name="ce2" office:value-type="string">
            <text:p>?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string">
            <text:p>BODGEPLATE1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U$13,U$14,U$16,U$17,U$18,U$27,U$28,U$29,U$30,U$31,U$32,U$37,U$38,U$39,U$40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3">
          <table:table-cell table:number-columns-repeated="3" table:style-name="ce2" office:value-type="string">
            <text:p>?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80">
            <text:p>680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5,R22,R27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3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15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3">
          <table:table-cell table:number-columns-repeated="2" table:style-name="ce2" office:value-type="string">
            <text:p>?</text:p>
          </table:table-cell>
          <table:table-cell table:style-name="Default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30k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6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</table:table>
      <table:table table:name="power" table:style-name="ta1" table:print="false">
        <office:forms form:automatic-focus="false" form:apply-design-mode="false"/>
        <table:table-column table:style-name="co14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5" table:default-cell-style-name="ce2"/>
        <table:table-column table:style-name="co7" table:default-cell-style-name="ce2"/>
        <table:table-column table:style-name="co32" table:default-cell-style-name="ce2"/>
        <table:table-column table:style-name="co33" table:default-cell-style-name="ce2"/>
        <table:table-column table:style-name="co13" table:number-columns-repeated="1015" table:default-cell-style-name="ce2"/>
        <table:table-row table:style-name="ro3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3,R32</text:p>
          </table:table-cell>
          <table:table-cell table:number-columns-repeated="1016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5,R6,R7,R8, R12, R14,R15,R22,R27</text:p>
          </table:table-cell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3">
            <text:p>13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2,R3,R18, R9,R10,R11,R29,R13,R17,R19,R20,R31</text:p>
          </table:table-cell>
          <table:table-cell table:number-columns-repeated="1016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number-columns-repeated="1016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BODGEPLATE1</text:p>
          </table:table-cell>
          <table:table-cell office:value-type="string">
            <text:p>pwr</text:p>
          </table:table-cell>
          <table:table-cell office:value-type="string">
            <text:p>U$13,U$14,U$16,U$17,U$18,U$27,U$28,U$29,U$30,U$31,U$32,U$37,U$38,U$39,U$40</text:p>
          </table:table-cell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table:style-name="Default"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1</text:p>
          </table:table-cell>
          <table:table-cell table:number-columns-repeated="1016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number-columns-repeated="1016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number-columns-repeated="1016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style-name="Default" office:value-type="string">
            <text:p>na!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15,C20,C21,C23,C24</text:p>
          </table:table-cell>
          <table:table-cell table:number-columns-repeated="1016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 office:value-type="string">
            <text:p>na!</text:p>
          </table:table-cell>
          <table:table-cell office:value-type="string">
            <text:p>CRYSTALSM49</text:p>
          </table:table-cell>
          <table:table-cell office:value-type="string">
            <text:p>pwr</text:p>
          </table:table-cell>
          <table:table-cell office:value-type="string">
            <text:p>Q8</text:p>
          </table:table-cell>
          <table:table-cell table:number-columns-repeated="1016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float" office:value="2">
            <text:p>2</text:p>
          </table:table-cell>
          <table:table-cell table:style-name="Default" office:value-type="string">
            <text:p>na!</text:p>
          </table:table-cell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, Q7</text:p>
          </table:table-cell>
          <table:table-cell office:value-type="string">
            <text:p>8m sm </text:p>
          </table:table-cell>
          <table:table-cell table:number-columns-repeated="1015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number-columns-repeated="1016"/>
        </table:table-row>
        <table:table-row table:style-name="ro3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PINHD-1X3</text:p>
          </table:table-cell>
          <table:table-cell/>
          <table:table-cell office:value-type="string">
            <text:p>JP1</text:p>
          </table:table-cell>
          <table:table-cell table:number-columns-repeated="1016"/>
        </table:table-row>
        <table:table-row table:style-name="ro3" table:number-rows-repeated="65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tor" table:style-name="ta1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34" table:default-cell-style-name="ce2"/>
        <table:table-column table:style-name="co7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22" table:number-columns-repeated="4" table:default-cell-style-name="ce2"/>
        <table:table-column table:style-name="co23" table:number-columns-repeated="10" table:default-cell-style-name="ce2"/>
        <table:table-column table:style-name="co22" table:default-cell-style-name="ce2"/>
        <table:table-column table:style-name="co13" table:number-columns-repeated="997" table:default-cell-style-name="ce2"/>
        <table:table-row table:style-name="ro3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R13,R14,R15,R16,R17,R21,R22,R23,R24,R27, R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Q2,Q3,Q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1,R12,R19,R2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office:value-type="float" office:value="5">
            <text:p>5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CON7,CON8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office:value-type="float" office:value="3">
            <text:p>3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, CON6, CON9</text:p>
          </table:table-cell>
          <table:table-cell table:number-columns-repeated="1016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number-columns-repeated="1016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3">
          <table:table-cell office:value-type="float" office:value="44">
            <text:p>44</text:p>
          </table:table-cell>
          <table:table-cell table:style-name="ce5" office:value-type="string">
            <text:p>296-21446-1-ND</text:p>
          </table:table-cell>
          <table:table-cell table:style-name="ce6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3" table:number-rows-repeated="65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wm" table:style-name="ta1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35" table:default-cell-style-name="ce2"/>
        <table:table-column table:style-name="co7" table:default-cell-style-name="ce2"/>
        <table:table-column table:style-name="co36" table:default-cell-style-name="ce2"/>
        <table:table-column table:style-name="co21" table:number-columns-repeated="4" table:default-cell-style-name="ce2"/>
        <table:table-column table:style-name="co22" table:number-columns-repeated="4" table:default-cell-style-name="ce2"/>
        <table:table-column table:style-name="co23" table:number-columns-repeated="10" table:default-cell-style-name="ce2"/>
        <table:table-column table:style-name="co22" table:default-cell-style-name="ce2"/>
        <table:table-column table:style-name="co13" table:number-columns-repeated="997" table:default-cell-style-name="ce2"/>
        <table:table-row table:style-name="ro3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9,R12,R14,R15,R16,R17,R21,R22,R23,R24,R25,R2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,R3,R4,R5,R6,R7,R8,R10,R11,R1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YSTALC26V</text:p>
          </table:table-cell>
          <table:table-cell office:value-type="string">
            <text:p>pwm</text:p>
          </table:table-cell>
          <table:table-cell office:value-type="string">
            <text:p>Q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m</text:p>
          </table:table-cell>
          <table:table-cell office:value-type="string">
            <text:p>U$3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5" office:value-type="string">
            <text:p>296-21446-1-ND</text:p>
          </table:table-cell>
          <table:table-cell table:style-name="ce6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, IC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?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-EUC0603 </text:p>
          </table:table-cell>
          <table:table-cell office:value-type="string">
            <text:p>pwm</text:p>
          </table:table-cell>
          <table:table-cell office:value-type="string">
            <text:p>C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?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L163M</text:p>
          </table:table-cell>
          <table:table-cell office:value-type="string">
            <text:p>pwm</text:p>
          </table:table-cell>
          <table:table-cell office:value-type="string">
            <text:p>SV2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string">
            <text:p>#na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8</text:p>
          </table:table-cell>
          <table:table-cell table:number-columns-repeated="1016"/>
        </table:table-row>
        <table:table-row table:style-name="ro3" table:number-rows-repeated="65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rnell-Order" table:style-name="ta1" table:print="false">
        <table:table-column table:style-name="co2" table:default-cell-style-name="ce2"/>
        <table:table-column table:style-name="co9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Order Code</text:p>
          </table:table-cell>
          <table:table-cell table:style-name="ce1" office:value-type="string">
            <text:p>Order</text:p>
          </table:table-cell>
          <table:table-cell/>
          <table:table-cell table:style-name="ce4" table:number-columns-repeated="1012"/>
        </table:table-row>
        <table:table-row table:style-name="ro3">
          <table:table-cell table:style-name="Default" office:value-type="float" office:value="636563">
            <text:p>63656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3">
          <table:table-cell table:style-name="Default" office:value-type="float" office:value="1094018">
            <text:p>1094018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3">
          <table:table-cell table:style-name="Default" office:value-type="float" office:value="1100347">
            <text:p>1100347</text:p>
          </table:table-cell>
          <table:table-cell table:style-name="Default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Default" office:value-type="float" office:value="1109732">
            <text:p>1109732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3">
          <table:table-cell table:style-name="Default" office:value-type="float" office:value="1324786">
            <text:p>1324786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3">
          <table:table-cell table:style-name="Default" office:value-type="float" office:value="1431318">
            <text:p>1431318</text:p>
          </table:table-cell>
          <table:table-cell table:style-name="Default" office:value-type="float" office:value="47">
            <text:p>47</text:p>
          </table:table-cell>
          <table:table-cell table:number-columns-repeated="1013"/>
        </table:table-row>
        <table:table-row table:style-name="ro3">
          <table:table-cell table:style-name="Default" office:value-type="float" office:value="1469803">
            <text:p>1469803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3">
          <table:table-cell table:style-name="Default" office:value-type="float" office:value="1580568">
            <text:p>1580568</text:p>
          </table:table-cell>
          <table:table-cell table:style-name="Default" office:value-type="float" office:value="45">
            <text:p>45</text:p>
          </table:table-cell>
          <table:table-cell table:number-columns-repeated="1013"/>
        </table:table-row>
        <table:table-row table:style-name="ro3">
          <table:table-cell table:style-name="Default" office:value-type="float" office:value="3418303">
            <text:p>3418303</text:p>
          </table:table-cell>
          <table:table-cell table:style-name="Default" office:value-type="float" office:value="33">
            <text:p>33</text:p>
          </table:table-cell>
          <table:table-cell table:number-columns-repeated="1013"/>
        </table:table-row>
        <table:table-row table:style-name="ro3">
          <table:table-cell table:style-name="Default" office:value-type="float" office:value="3938335">
            <text:p>3938335</text:p>
          </table:table-cell>
          <table:table-cell table:style-name="Default" office:value-type="float" office:value="134">
            <text:p>134</text:p>
          </table:table-cell>
          <table:table-cell table:number-columns-repeated="1013"/>
        </table:table-row>
        <table:table-row table:style-name="ro3">
          <table:table-cell table:style-name="Default" office:value-type="float" office:value="9238549">
            <text:p>9238549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3">
          <table:table-cell table:style-name="Default" office:value-type="float" office:value="9331689">
            <text:p>9331689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3">
          <table:table-cell table:style-name="Default" office:value-type="float" office:value="9331930">
            <text:p>9331930</text:p>
          </table:table-cell>
          <table:table-cell table:style-name="Default" office:value-type="float" office:value="280">
            <text:p>280</text:p>
          </table:table-cell>
          <table:table-cell table:number-columns-repeated="1013"/>
        </table:table-row>
        <table:table-row table:style-name="ro3">
          <table:table-cell table:style-name="Default" office:value-type="float" office:value="9332162">
            <text:p>9332162</text:p>
          </table:table-cell>
          <table:table-cell table:style-name="Default" office:value-type="float" office:value="76">
            <text:p>76</text:p>
          </table:table-cell>
          <table:table-cell table:number-columns-repeated="1013"/>
        </table:table-row>
        <table:table-row table:style-name="ro3">
          <table:table-cell table:style-name="Default" office:value-type="float" office:value="9471600">
            <text:p>9471600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3">
          <table:table-cell table:style-name="Default" office:value-type="float" office:value="9590323">
            <text:p>959032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3">
          <table:table-cell table:style-name="Default" office:value-type="float" office:value="9689605">
            <text:p>9689605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3">
          <table:table-cell table:style-name="Default" office:value-type="float" office:value="9712887">
            <text:p>9712887</text:p>
          </table:table-cell>
          <table:table-cell table:style-name="Default" office:value-type="float" office:value="11">
            <text:p>11</text:p>
          </table:table-cell>
          <table:table-cell table:number-columns-repeated="1013"/>
        </table:table-row>
        <table:table-row table:style-name="ro3" table:number-rows-repeated="23"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table:number-columns-repeated="2"/>
          <table:table-cell/>
          <table:table-cell office:value-type="string">
            <text:p><text:s/></text:p>
          </table:table-cell>
          <table:table-cell table:number-columns-repeated="1011"/>
        </table:table-row>
        <table:table-row table:style-name="ro3" table:number-rows-repeated="21">
          <table:table-cell table:style-name="Default" table:number-columns-repeated="2"/>
          <table:table-cell table:number-columns-repeated="1013"/>
        </table:table-row>
        <table:table-row table:style-name="ro3" table:number-rows-repeated="8">
          <table:table-cell table:number-columns-repeated="1015"/>
        </table:table-row>
        <table:table-row table:style-name="ro3" table:number-rows-repeated="15">
          <table:table-cell table:style-name="Default" table:number-columns-repeated="2"/>
          <table:table-cell table:number-columns-repeated="1013"/>
        </table:table-row>
        <table:table-row table:style-name="ro3" table:number-rows-repeated="65448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prototype-bom1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3" table:number-columns-repeated="2" table:default-cell-style-name="Default"/>
        <table:table-row table:style-name="ro3">
          <table:table-cell office:value-type="string">
            <text:p>powe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0</text:p>
          </table:table-cell>
          <table:table-cell/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5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8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4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3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7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2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6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9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ON-SLUG</text:p>
          </table:table-cell>
          <table:table-cell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1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3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2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8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5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7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6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32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4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3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6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3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3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2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31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2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2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4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3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3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9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0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2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1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9</text:p>
          </table:table-cell>
          <table:table-cell/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6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9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4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21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24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23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20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1</text:p>
          </table:table-cell>
          <table:table-cell/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377">
            <text:p>1463377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0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2</text:p>
          </table:table-cell>
          <table:table-cell/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3</text:p>
          </table:table-cell>
          <table:table-cell/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5</text:p>
          </table:table-cell>
          <table:table-cell/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4</text:p>
          </table:table-cell>
          <table:table-cell/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5</text:p>
          </table:table-cell>
          <table:table-cell/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moto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moto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moto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wm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6</text:p>
          </table:table-cell>
          <table:table-cell/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SBPOWER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1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8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7</text:p>
          </table:table-cell>
          <table:table-cell/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4</text:p>
          </table:table-cell>
          <table:table-cell/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408">
            <text:p>3882408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3</text:p>
          </table:table-cell>
          <table:table-cell/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655">
            <text:p>12366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3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8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7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2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5" table:end-x="0.0055in" table:end-y="0.1598in" draw:z-index="0" draw:name="http://img-europe.electrocomponents.com/uk/img/site/symbols/newSmall.gif" draw:style-name="gr1" draw:text-style-name="P1" svg:width="0.0055in" svg:height="0.0091in" svg:x="0in" svg:y="0.1508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6" table:end-x="0.0055in" table:end-y="0.1508in" draw:z-index="1" draw:name="http://img-europe.electrocomponents.com/uk/img/site/symbols/newSmall.gif" draw:style-name="gr1" draw:text-style-name="P1" svg:width="0.0055in" svg:height="0.0094in" svg:x="0in" svg:y="0.141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6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8</text:p>
          </table:table-cell>
          <table:table-cell/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S1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3">
          <table:table-cell office:value-type="string">
            <text:p>moto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7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8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D5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3">
          <table:table-cell office:value-type="string">
            <text:p>power</text:p>
          </table:table-cell>
          <table:table-cell office:value-type="string">
            <text:p>D4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3">
          <table:table-cell office:value-type="string">
            <text:p>power</text:p>
          </table:table-cell>
          <table:table-cell office:value-type="string">
            <text:p>CON-CHGIN</text:p>
          </table:table-cell>
          <table:table-cell/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/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3">
          <table:table-cell office:value-type="string">
            <text:p>pwm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6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7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0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ON3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ON2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ON4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9</text:p>
          </table:table-cell>
          <table:table-cell/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2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1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3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3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3"/>
          <table:table-cell office:value-type="string">
            <text:p>farnell part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1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2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ib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office:value-type="string">
            <text:p>rcl</text:p>
          </table:table-cell>
          <table:table-cell table:number-columns-repeated="6"/>
        </table:table-row>
        <table:table-row table:style-name="ro3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msp430f223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show r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-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12534">
            <text:p>612534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-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ower</text:p>
          </table:table-cell>
          <table:table-cell office:value-type="string">
            <text:p>R21</text:p>
          </table:table-cell>
          <table:table-cell/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24</text:p>
          </table:table-cell>
          <table:table-cell/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pple</text:p>
          </table:table-cell>
          <table:table-cell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3">
          <table:table-cell office:value-type="string">
            <text:p>power</text:p>
          </table:table-cell>
          <table:table-cell office:value-type="string">
            <text:p>R25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8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9403140">
            <text:p>940314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30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6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F1</text:p>
          </table:table-cell>
          <table:table-cell table:number-columns-repeated="2"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62740">
            <text:p>116274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L1</text:p>
          </table:table-cell>
          <table:table-cell/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9</text:p>
          </table:table-cell>
          <table:table-cell/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by later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XB3</text:p>
          </table:table-cell>
          <table:table-cell/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3">
          <table:table-cell office:value-type="string">
            <text:p>pwm</text:p>
          </table:table-cell>
          <table:table-cell office:value-type="string">
            <text:p>D1</text:p>
          </table:table-cell>
          <table:table-cell/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prototype-bom2" table:style-name="ta1" table:print="false">
        <table:table-column table:style-name="co13" table:number-columns-repeated="7" table:default-cell-style-name="Default"/>
        <table:table-row table:style-name="ro3">
          <table:table-cell office:value-type="string">
            <text:p>R1</text:p>
          </table:table-cell>
          <table:table-cell/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10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1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13</text:p>
          </table:table-cell>
          <table:table-cell/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2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3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4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5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6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7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8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prototype-bom3" table:style-name="ta1" table:print="false">
        <table:table-column table:style-name="co13" table:default-cell-style-name="Default"/>
        <table:table-column table:style-name="co13" table:default-cell-style-name="ce15"/>
        <table:table-column table:style-name="co13" table:default-cell-style-name="Default"/>
        <table:table-column table:style-name="co49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float" office:value="286606">
            <text:p>286606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612534">
            <text:p>612534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1081206">
            <text:p>1081206</text:p>
          </table:table-cell>
          <table:table-cell office:value-type="float" office:value="14">
            <text:p>14</text:p>
          </table:table-cell>
          <table:table-cell/>
        </table:table-row>
        <table:table-row table:style-name="ro3">
          <table:table-cell/>
          <table:table-cell office:value-type="float" office:value="1094018">
            <text:p>1094018</text:p>
          </table:table-cell>
          <table:table-cell office:value-type="float" office:value="1">
            <text:p>1</text:p>
          </table:table-cell>
          <table:table-cell/>
        </table:table-row>
        <table:table-row table:style-name="ro3" table:number-rows-repeated="2">
          <table:table-cell/>
          <table:table-cell table:style-name="ce16"/>
          <table:table-cell table:number-columns-repeated="2"/>
        </table:table-row>
        <table:table-row table:style-name="ro3">
          <table:table-cell/>
          <table:table-cell table:style-name="ce16" office:value-type="float" office:value="1100347">
            <text:p>1100347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1162740">
            <text:p>116274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1217037">
            <text:p>1217037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1228332">
            <text:p>122833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1236217">
            <text:p>1236217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1236655">
            <text:p>1236655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1288255">
            <text:p>1288255</text:p>
          </table:table-cell>
          <table:table-cell office:value-type="float" office:value="17">
            <text:p>17</text:p>
          </table:table-cell>
          <table:table-cell/>
        </table:table-row>
        <table:table-row table:style-name="ro3">
          <table:table-cell/>
          <table:table-cell office:value-type="float" office:value="1298442">
            <text:p>129844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1414037">
            <text:p>1414037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1431318">
            <text:p>1431318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1463231">
            <text:p>1463231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1463377">
            <text:p>1463377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1463496">
            <text:p>1463496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1467959">
            <text:p>1467959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float" office:value="1469649">
            <text:p>1469649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float" office:value="1469740">
            <text:p>1469740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float" office:value="1469749">
            <text:p>1469749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1469803">
            <text:p>1469803</text:p>
          </table:table-cell>
          <table:table-cell office:value-type="float" office:value="12">
            <text:p>12</text:p>
          </table:table-cell>
          <table:table-cell/>
        </table:table-row>
        <table:table-row table:style-name="ro3">
          <table:table-cell/>
          <table:table-cell office:value-type="float" office:value="1469811">
            <text:p>1469811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1580568">
            <text:p>1580568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3418297">
            <text:p>3418297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table-cell/>
          <table:table-cell office:value-type="float" office:value="3801305">
            <text:p>3801305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3882391">
            <text:p>3882391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/>
          <table:table-cell office:value-type="float" office:value="3882408">
            <text:p>3882408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3938335">
            <text:p>3938335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float" office:value="8067538">
            <text:p>8067538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8067538">
            <text:p>8067538</text:p>
          </table:table-cell>
          <table:table-cell table:number-columns-repeated="2"/>
        </table:table-row>
        <table:table-row table:style-name="ro3">
          <table:table-cell/>
          <table:table-cell office:value-type="float" office:value="8735646">
            <text:p>8735646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9331930">
            <text:p>9331930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16" office:value-type="float" office:value="9403140">
            <text:p>940314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9451072">
            <text:p>9451072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9471600">
            <text:p>94716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9525297">
            <text:p>9525297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9590323">
            <text:p>9590323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9694390">
            <text:p>9694390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9712887">
            <text:p>9712887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9846204">
            <text:p>9846204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9846263">
            <text:p>9846263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string">
            <text:p>1465988</text:p>
          </table:table-cell>
          <table:table-cell office:value-type="float" office:value="37">
            <text:p>37</text:p>
          </table:table-cell>
          <table:table-cell/>
        </table:table-row>
        <table:table-row table:style-name="ro3">
          <table:table-cell/>
          <table:table-cell table:style-name="Default" office:value-type="float" office:value="3041050">
            <text:p>3041050</text:p>
          </table:table-cell>
          <table:table-cell office:value-type="float" office:value="24">
            <text:p>24</text:p>
          </table:table-cell>
          <table:table-cell/>
        </table:table-row>
        <table:table-row table:style-name="ro3">
          <table:table-cell office:value-type="string">
            <text:p>--------------</text:p>
          </table:table-cell>
          <table:table-cell table:number-columns-repeated="3"/>
        </table:table-row>
        <table:table-row table:style-name="ro3">
          <table:table-cell office:value-type="string">
            <text:p>cc end</text:p>
          </table:table-cell>
          <table:table-cell table:style-name="Default" office:value-type="float" office:value="3105295">
            <text:p>3105295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pwr jack</text:p>
          </table:table-cell>
          <table:table-cell table:style-name="ce14" office:value-type="float" office:value="1217034">
            <text:p>1217034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slug umbillicle cable</text:p>
          </table:table-cell>
          <table:table-cell table:style-name="ce14" office:value-type="float" office:value="636502">
            <text:p>636502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slug socket</text:p>
          </table:table-cell>
          <table:table-cell table:style-name="ce14"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3" table:number-rows-repeated="14">
          <table:table-cell table:number-columns-repeated="4"/>
        </table:table-row>
        <table:table-row table:style-name="ro3">
          <table:table-cell/>
          <table:table-cell office:value-type="float" office:value="9689605">
            <text:p>9689605</text:p>
          </table:table-cell>
          <table:table-cell office:value-type="float" office:value="1">
            <text:p>1</text:p>
          </table:table-cell>
          <table:table-cell office:value-type="string">
            <text:p>pinhead</text:p>
          </table:table-cell>
        </table:table-row>
        <table:table-row table:style-name="ro3">
          <table:table-cell/>
          <table:table-cell table:style-name="ce14" office:value-type="float" office:value="1117234">
            <text:p>1117234</text:p>
          </table:table-cell>
          <table:table-cell office:value-type="float" office:value="1">
            <text:p>1</text:p>
          </table:table-cell>
          <table:table-cell office:value-type="string">
            <text:p>PHYCOMP - 232270461002 - RESISTOR, 0603 1K 1%, REEL 5000</text:p>
          </table:table-cell>
        </table:table-row>
        <table:table-row table:style-name="ro3">
          <table:table-cell/>
          <table:table-cell table:style-name="ce14" office:value-type="float" office:value="1117236">
            <text:p>1117236</text:p>
          </table:table-cell>
          <table:table-cell office:value-type="float" office:value="1">
            <text:p>1</text:p>
          </table:table-cell>
          <table:table-cell office:value-type="string">
            <text:p>PHYCOMP - 232270461004 - RESISTOR, 0603 100K 1%, REEL 5000</text:p>
          </table:table-cell>
        </table:table-row>
        <table:table-row table:style-name="ro3">
          <table:table-cell/>
          <table:table-cell table:style-name="ce17" office:value-type="float" office:value="3882275">
            <text:p>3882275</text:p>
          </table:table-cell>
          <table:table-cell office:value-type="float" office:value="300">
            <text:p>300</text:p>
          </table:table-cell>
          <table:table-cell office:value-type="string">
            <text:p>CAMDEN ELECTRONICS - CTB9400/2 - TERMINAL BLOCK, PLUG-IN, 2WAY</text:p>
          </table:table-cell>
        </table:table-row>
        <table:table-row table:style-name="ro3">
          <table:table-cell/>
          <table:table-cell table:style-name="ce14" office:value-type="float" office:value="3882287">
            <text:p>3882287</text:p>
          </table:table-cell>
          <table:table-cell office:value-type="float" office:value="30">
            <text:p>30</text:p>
          </table:table-cell>
          <table:table-cell office:value-type="string">
            <text:p>CAMDEN ELECTRONICS - CTB9400/3 - TERMINAL BLOCK, PLUG-IN, 3WAY</text:p>
          </table:table-cell>
        </table:table-row>
        <table:table-row table:style-name="ro3">
          <table:table-cell/>
          <table:table-cell table:style-name="ce14" office:value-type="float" office:value="9971890">
            <text:p>9971890</text:p>
          </table:table-cell>
          <table:table-cell office:value-type="float" office:value="1">
            <text:p>1</text:p>
          </table:table-cell>
          <table:table-cell office:value-type="string">
            <text:p>crimps 4.8mm</text:p>
          </table:table-cell>
        </table:table-row>
        <table:table-row table:style-name="ro3">
          <table:table-cell/>
          <table:table-cell table:style-name="ce14" office:value-type="float" office:value="1123187">
            <text:p>1123187</text:p>
          </table:table-cell>
          <table:table-cell office:value-type="float" office:value="50">
            <text:p>50</text:p>
          </table:table-cell>
          <table:table-cell office:value-type="string">
            <text:p>8a fuse</text:p>
          </table:table-cell>
        </table:table-row>
        <table:table-row table:style-name="ro3">
          <table:table-cell/>
          <table:table-cell table:style-name="Default" office:value-type="string">
            <text:p>150433</text:p>
          </table:table-cell>
          <table:table-cell office:value-type="float" office:value="8">
            <text:p>8</text:p>
          </table:table-cell>
          <table:table-cell office:value-type="string">
            <text:p>ribbon cabe</text:p>
          </table:table-cell>
        </table:table-row>
        <table:table-row table:style-name="ro3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3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3" table:number-rows-repeated="141">
          <table:table-cell table:number-columns-repeated="4"/>
        </table:table-row>
        <table:table-row table:style-name="ro3">
          <table:table-cell/>
          <table:table-cell>
            <draw:frame table:end-cell-address="'prototype-bom3'.B220" table:end-x="0.0063in" table:end-y="0.015in" draw:z-index="0" draw:name="http://img-europe.electrocomponents.com/uk/img/site/symbols/newSmall.gif" draw:style-name="gr1" draw:text-style-name="P1" svg:width="0.0063in" svg:height="0.0087in" svg:x="0in" svg:y="0.0063in">
              <draw:image xlink:href="http://img-europe.electrocomponents.com/uk/img/site/symbols/newSmall.gif" xlink:type="simple" xlink:show="embed" xlink:actuate="onLoad">
                <text:p/>
              </draw:image>
            </draw:frame>
            <draw:frame table:end-cell-address="'prototype-bom3'.B221" table:end-x="0.0063in" table:end-y="0.0075in" draw:z-index="1" draw:name="http://img-europe.electrocomponents.com/uk/img/site/symbols/newSmall.gif" draw:style-name="gr1" draw:text-style-name="P1" svg:width="0.0063in" svg:height="0.0122in" svg:x="0in" svg:y="0.169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 table:number-rows-repeated="65315">
          <table:table-cell table:number-columns-repeated="4"/>
        </table:table-row>
        <table:table-row table:style-name="ro3">
          <table:table-cell table:number-columns-repeated="4"/>
        </table:table-row>
      </table:table>
      <table:database-ranges>
        <table:database-range table:target-range-address="jointio.A1:jointio.H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8">01/18/2009</text:date>, <text:time>23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1-18T23:10:48</dc:date>
    <dc:creator>Christopher Cross</dc:creator>
    <meta:editing-duration>PT18H42M37S</meta:editing-duration>
    <meta:editing-cycles>85</meta:editing-cycles>
    <meta:generator>OpenOffice.org/3.0$Linux OpenOffice.org_project/300m9$Build-9358</meta:generator>
    <meta:document-statistic meta:table-count="10" meta:cell-count="5174" meta:object-count="4"/>
    <meta:user-defined meta:name="Info 1"/>
    <meta:user-defined meta:name="Info 2"/>
    <meta:user-defined meta:name="Info 3"/>
    <meta:user-defined meta:name="Info 4"/>
  </office:meta>
</office:document-meta>
</file>